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D0000006F8F208F6BFDA02F99.png" manifest:media-type="image/png"/>
  <manifest:file-entry manifest:full-path="Pictures/10000000000001340000006E677153F3A9340D9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rel-width="100%" fo:margin-left="0cm" fo:margin-top="0cm" fo:margin-bottom="0cm" table:align="left" style:writing-mode="lr-tb"/>
    </style:style>
    <style:style style:name="Table1.A" style:family="table-column">
      <style:table-column-properties style:rel-column-width="13460*"/>
    </style:style>
    <style:style style:name="Table1.B" style:family="table-column">
      <style:table-column-properties style:rel-column-width="52074*"/>
    </style:style>
    <style:style style:name="Table1.1" style:family="table-row">
      <style:table-row-properties fo:keep-together="auto"/>
    </style:style>
    <style:style style:name="Table1.A1" style:family="table-cell">
      <style:table-cell-properties fo:padding-left="0.009cm" fo:padding-right="0cm" fo:padding-top="0cm" fo:padding-bottom="0cm" fo:border-left="0.5pt solid #000000" fo:border-right="none" fo:border-top="0.5pt solid #000000" fo:border-bottom="0.5pt solid #000000"/>
    </style:style>
    <style:style style:name="Table1.B1" style:family="table-cell">
      <style:table-cell-properties fo:padding-left="0.009cm" fo:padding-right="0cm" fo:padding-top="0cm" fo:padding-bottom="0cm" fo:border="0.5pt solid #000000"/>
    </style:style>
    <style:style style:name="Table1.A2" style:family="table-cell">
      <style:table-cell-properties fo:background-color="#b3cac7" fo:padding-left="0.009cm" fo:padding-right="0cm" fo:padding-top="0cm" fo:padding-bottom="0cm" fo:border-left="0.5pt solid #000000" fo:border-right="none" fo:border-top="none" fo:border-bottom="0.5pt solid #000000">
        <style:background-image/>
      </style:table-cell-properties>
    </style:style>
    <style:style style:name="Table1.B2" style:family="table-cell">
      <style:table-cell-properties fo:background-color="#b3cac7" fo:padding-left="0.009cm" fo:padding-right="0cm" fo:padding-top="0cm" fo:padding-bottom="0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writing-mode="lr-tb"/>
    </style:style>
    <style:style style:name="P2" style:family="paragraph" style:parent-style-name="Invima_20_1" style:list-style-name="WWNum1">
      <style:paragraph-properties fo:margin-left="0cm" fo:margin-right="0cm" fo:text-align="start" style:justify-single-word="false" fo:text-indent="0cm" style:auto-text-indent="false" fo:break-before="page" style:writing-mode="lr-tb"/>
    </style:style>
    <style:style style:name="P3" style:family="paragraph" style:parent-style-name="Invima_20_1" style:list-style-name="WWNum1">
      <style:paragraph-properties fo:margin-left="0cm" fo:margin-right="0cm" fo:margin-top="0.109cm" fo:margin-bottom="0.25cm" style:contextual-spacing="false" fo:text-align="start" style:justify-single-word="false" fo:text-indent="0cm" style:auto-text-indent="false" style:writing-mode="lr-tb"/>
    </style:style>
    <style:style style:name="P4" style:family="paragraph" style:parent-style-name="Invima_20_1" style:list-style-name="WWNum1">
      <style:paragraph-properties fo:margin-left="0cm" fo:margin-right="0cm" fo:text-indent="0cm" style:auto-text-indent="false" fo:break-before="page"/>
    </style:style>
    <style:style style:name="P5" style:family="paragraph" style:parent-style-name="List_20_Bullet_20_3" style:list-style-name="WWNum1">
      <style:paragraph-properties fo:margin-left="1.27cm" fo:margin-right="0cm" fo:text-indent="-0.635cm" style:auto-text-indent="false"/>
    </style:style>
    <style:style style:name="P6" style:family="paragraph" style:parent-style-name="List_20_Bullet_20_3">
      <style:paragraph-properties fo:break-before="page"/>
    </style:style>
    <style:style style:name="P7" style:family="paragraph" style:parent-style-name="Preformatted_20_Text">
      <style:paragraph-properties fo:text-align="end" style:justify-single-word="false" style:writing-mode="lr-tb"/>
    </style:style>
    <style:style style:name="P8" style:family="paragraph" style:parent-style-name="Preformatted_20_Text">
      <style:paragraph-properties fo:text-align="center" style:justify-single-word="false" style:writing-mode="lr-tb"/>
    </style:style>
    <style:style style:name="P9" style:family="paragraph" style:parent-style-name="Preformatted_20_Text">
      <style:paragraph-properties fo:text-align="center" style:justify-single-word="false" style:writing-mode="lr-tb"/>
      <style:text-properties style:font-name="Times New Roman" fo:font-weight="bold" style:font-weight-asian="bold" style:font-weight-complex="bold"/>
    </style:style>
    <style:style style:name="P10" style:family="paragraph" style:parent-style-name="Text_20_body">
      <style:paragraph-properties fo:text-align="start" style:justify-single-word="false" style:writing-mode="lr-tb"/>
      <style:text-properties style:font-name="Times New Roman"/>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fo:break-before="page" style:writing-mode="lr-tb"/>
    </style:style>
    <style:style style:name="P13" style:family="paragraph" style:parent-style-name="Text_20_body">
      <style:paragraph-properties fo:margin-top="0cm" fo:margin-bottom="0.25cm" style:contextual-spacing="true" fo:text-align="start" style:justify-single-word="false" style:writing-mode="lr-tb"/>
    </style:style>
    <style:style style:name="P14" style:family="paragraph" style:parent-style-name="Text_20_body">
      <style:paragraph-properties fo:margin-top="0cm" fo:margin-bottom="0.247cm" style:contextual-spacing="false" fo:text-align="start" style:justify-single-word="false" style:writing-mode="lr-tb"/>
    </style:style>
    <style:style style:name="P15" style:family="paragraph" style:parent-style-name="Text_20_body">
      <style:paragraph-properties fo:margin-top="0cm" fo:margin-bottom="0cm" style:contextual-spacing="false" fo:line-height="100%"/>
    </style:style>
    <style:style style:name="P16" style:family="paragraph" style:parent-style-name="Text_20_body">
      <loext:graphic-properties draw:fill="solid" draw:fill-color="#729fcf"/>
      <style:paragraph-properties fo:margin-top="0cm" fo:margin-bottom="0cm" style:contextual-spacing="false" fo:line-height="100%" fo:text-align="start" style:justify-single-word="false" fo:background-color="#729fcf" style:writing-mode="lr-tb"/>
    </style:style>
    <style:style style:name="P17" style:family="paragraph" style:parent-style-name="Text_20_body">
      <loext:graphic-properties draw:fill="solid" draw:fill-color="#ffffff"/>
      <style:paragraph-properties fo:margin-top="0cm" fo:margin-bottom="0cm" style:contextual-spacing="false" fo:line-height="100%" fo:text-align="start" style:justify-single-word="false" fo:background-color="#ffffff" style:writing-mode="lr-tb"/>
    </style:style>
    <style:style style:name="P18" style:family="paragraph" style:parent-style-name="Text_20_body">
      <style:paragraph-properties fo:margin-top="0cm" fo:margin-bottom="0cm" style:contextual-spacing="false" fo:line-height="100%" fo:text-align="start" style:justify-single-word="false" style:writing-mode="lr-tb"/>
    </style:style>
    <style:style style:name="P19" style:family="paragraph" style:parent-style-name="Text_20_body">
      <style:paragraph-properties fo:margin-top="0cm" fo:margin-bottom="0.247cm" style:contextual-spacing="false" fo:text-align="center" style:justify-single-word="false" fo:orphans="0" fo:widows="0" style:writing-mode="lr-tb"/>
    </style:style>
    <style:style style:name="P20" style:family="paragraph" style:parent-style-name="Text_20_body">
      <style:paragraph-properties fo:margin-top="0cm" fo:margin-bottom="0.247cm" style:contextual-spacing="false" fo:orphans="0" fo:widows="0" style:writing-mode="lr-tb"/>
    </style:style>
    <style:style style:name="T1" style:family="text">
      <style:text-properties style:font-name="Times New Roman"/>
    </style:style>
    <style:style style:name="T2" style:family="text">
      <style:text-properties style:font-name="Times New Roman" fo:font-style="italic" fo:font-weight="bold" style:font-style-asian="italic" style:font-weight-asian="bold" style:font-style-complex="italic"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style:text-underline-style="none" fo:font-weight="bold" style:font-style-asian="italic" style:font-weight-asian="bold" style:font-style-complex="italic" style:font-weight-complex="bold"/>
    </style:style>
    <style:style style:name="T5" style:family="text">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Times New Roman" style:text-underline-style="solid" style:text-underline-width="auto" style:text-underline-color="font-color" fo:font-weight="bold" style:font-weight-asian="bold"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background-color="#ffbf00" loext:char-shading-value="0"/>
    </style:style>
    <style:style style:name="T9" style:family="text">
      <style:text-properties style:font-name="Times New Roman" style:text-underline-style="solid" style:text-underline-width="auto" style:text-underline-color="#3465a4"/>
    </style:style>
    <style:style style:name="T10" style:family="text">
      <style:text-properties style:font-name="Times New Roman" fo:font-size="11pt" fo:font-weight="bold" style:font-size-asian="11pt" style:font-weight-asian="bold" style:font-size-complex="11pt" style:font-weight-complex="bold"/>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3465a4"/>
    </style:style>
    <style:style style:name="T14" style:family="text">
      <style:text-properties fo:color="#3465a4" loext:opacity="100%" fo:font-weight="bold" style:font-weight-asian="bold" style:font-weight-complex="bold"/>
    </style:style>
    <style:style style:name="T15" style:family="text">
      <style:text-properties fo:color="#3465a4" loext:opacity="100%" fo:background-color="transparent" loext:char-shading-value="0"/>
    </style:style>
    <style:style style:name="T16" style:family="text">
      <style:text-properties fo:color="#3465a4" loext:opacity="100%"/>
    </style:style>
    <style:style style:name="T17" style:family="text">
      <style:text-properties fo:background-color="transparent" loext:char-shading-value="0"/>
    </style:style>
    <style:style style:name="T18" style:family="text">
      <style:text-properties fo:font-style="italic" fo:background-color="transparent" loext:char-shading-value="0" style:font-style-asian="italic" style:font-style-complex="italic"/>
    </style:style>
    <style:style style:name="T19" style:family="text">
      <style:text-properties fo:font-style="italic" style:font-style-asian="italic" style:font-style-complex="italic"/>
    </style:style>
    <style:style style:name="T20" style:family="text">
      <style:text-properties fo:color="#ffffff" loext:opacity="100%"/>
    </style:style>
    <style:style style:name="T21" style:family="text">
      <style:text-properties fo:color="#000000" loext:opacity="100%"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ortada_20_1">Guía externa para aclarar la aplicabilidad de los Planes de Gestión de Riesgo (PGR)</text:p>
      <text:p text:style-name="P10"/>
      <text:p text:style-name="Portada_20_2">Grupo de Farmacovigilancia</text:p>
      <text:p text:style-name="P10"/>
      <text:list xml:id="list97409396" text:style-name="WWNum1">
        <text:list-item>
          <text:list>
            <text:list-item>
              <text:list>
                <text:list-item>
                  <text:list>
                    <text:list-item>
                      <text:list>
                        <text:list-item>
                          <text:list>
                            <text:list-item>
                              <text:p text:style-name="P2">Objetivo:</text:p>
                            </text:list-item>
                          </text:list>
                        </text:list-item>
                      </text:list>
                    </text:list-item>
                  </text:list>
                </text:list-item>
              </text:list>
            </text:list-item>
          </text:list>
        </text:list-item>
      </text:list>
      <text:p text:style-name="P11"><text:span text:style-name="T1">Brindar orientación a los actores convocados por la Resolución No. 2024015321 de 2024, titulares de registros sanitarios, laboratorios farmacéuticos y establecimientos fabricantes e importadores, acerca de la gestión de los planes de gestión de riesgo.</text:span><text:span text:style-name="T1"/></text:p>
      <text:list xml:id="list114256237859390" text:continue-numbering="true" text:style-name="WWNum1">
        <text:list-item>
          <text:list>
            <text:list-item>
              <text:list>
                <text:list-item>
                  <text:list>
                    <text:list-item>
                      <text:list>
                        <text:list-item>
                          <text:list>
                            <text:list-item>
                              <text:p text:style-name="P3">Alcance:</text:p>
                            </text:list-item>
                          </text:list>
                        </text:list-item>
                      </text:list>
                    </text:list-item>
                  </text:list>
                </text:list-item>
              </text:list>
            </text:list-item>
          </text:list>
        </text:list-item>
      </text:list>
      <text:p text:style-name="P11"><text:span text:style-name="T1">La presente guía aplica como carácter orientador en la cual se brindan lineamientos para la adecuada implementación de la Resolución No. 2024015321 de 2024.</text:span><text:span text:style-name="T1"/></text:p>
      <text:list xml:id="list114256710631735" text:continue-numbering="true" text:style-name="WWNum1">
        <text:list-item>
          <text:list>
            <text:list-item>
              <text:list>
                <text:list-item>
                  <text:list>
                    <text:list-item>
                      <text:list>
                        <text:list-item>
                          <text:list>
                            <text:list-item>
                              <text:p text:style-name="P3">Contexto Normativo</text:p>
                            </text:list-item>
                            <text:list-item>
                              <text:p text:style-name="P5"><text:span text:style-name="T11">• </text:span><text:span text:style-name="T2"><text:s/>Revisión Resolución No. 2024015321 de 2024</text:span><text:span text:style-name="T11"/></text:p>
                            </text:list-item>
                            <text:list-item>
                              <text:p text:style-name="P5"><text:span text:style-name="T2">“(…) Artículo 2. Definiciones.</text:span><text:span text:style-name="T11"/></text:p>
                            </text:list-item>
                            <text:list-item>
                              <text:p text:style-name="P5"><text:span text:style-name="T2">Plan de Gestión de Riesgos: </text:span><text:span text:style-name="T3">Es el documento donde se realiza una descripción detallada del sistema de gestión de riesgos para un producto específico. (…)”</text:span></text:p>
                            </text:list-item>
                            <text:list-item>
                              <text:p text:style-name="P5"><text:span text:style-name="T2">“(…) ARTÍCULO 11. </text:span><text:span text:style-name="T4">Planes de gestión de riesgo. </text:span><text:span text:style-name="T3">Los Titulares de Registro Sanitario deben contar con Planes de Gestión de Riesgo (PGR) según lo establecido en la Resolución 213 de 2022, o la que la modifique o sustituya dando cumplimiento a los lineamientos y requerimientos establecidos por el Ministerio de Salud y Protección Social y el Invima. (…)”</text:span></text:p>
                            </text:list-item>
                            <text:list-item>
                              <text:p text:style-name="P5"><text:span text:style-name="T5">• Revisión de la Resolución 213 de febrero de 2022:</text:span><text:span text:style-name="T12"/></text:p>
                            </text:list-item>
                            <text:list-item>
                              <text:p text:style-name="P5"><text:span text:style-name="T3">Por la cual se “Adopta la guía para la elaboración de Planes de Gestión de Riesgo de Medicamentos de síntesis química con nuevos ingredientes farmacéuticos activos y Medicamentos Biológicos.”</text:span></text:p>
                            </text:list-item>
                            <text:list-item>
                              <text:p text:style-name="P4">Procedimiento para el desarrollo de la guía<text:span text:style-name="T1"/></text:p>
                            </text:list-item>
                          </text:list>
                        </text:list-item>
                      </text:list>
                    </text:list-item>
                  </text:list>
                </text:list-item>
              </text:list>
            </text:list-item>
          </text:list>
        </text:list-item>
      </text:list>
      <text:p text:style-name="P11"><text:span text:style-name="T6">1. Quienes deben presentar los planes de gestión de riesgo</text:span><text:span text:style-name="T12"/></text:p>
      <text:p text:style-name="List_20_Bullet_20_3">• Los solicitantes de registros sanitarios de medicamentos de <text:span text:style-name="T11">síntesis química con nuevos ingredientes farmacéuticos activos y medicamentos biológicos, </text:span>que pretendan comercializarse en el territorio nacional.<text:span text:style-name="T6"/></text:p>
      <text:p text:style-name="List_20_Bullet_20_3">• Los titulares de registro sanitario de medicamentos de <text:span text:style-name="T11">síntesis química con nuevos ingredientes farmacéuticos activos que presentaron previamente el Plan de Gestión del Riesgo y medicamentos biológicos,</text:span> cuando se presenten modificaciones relevantes en el plan inicialmente aprobado.<text:span text:style-name="T6"/></text:p>
      <text:p text:style-name="List_20_Bullet_20_3">• Los titulares de registro sanitario de medicamentos de<text:span text:style-name="T11"> síntesis química con nuevos ingredientes farmacéuticos activos y medicamentos biológicos, </text:span>para los cuales exista evidencia de riesgos significativos para la seguridad a nivel nacional o internacional que afecte el balance beneficio-riesgo.<text:span text:style-name="T6"/></text:p>
      <text:p text:style-name="P11"><text:span text:style-name="T11">Nota: </text:span>Actuación oficiosa del INVIMA. En desarrollo del artículo 6 numeral 6.3 de la resolución 213 de 2022, el INVIMA podrá requerir al titular del registro sanitario, durante la vigencia del registro, cuando se advierta un posible riesgo que afecte la seguridad y eficacia del medicamento, la necesidad de ajuste, en el marco de lo cual, el Instituto examinará y determinará la medida aplicable al caso particular, pudiendo exigir, sí así lo considera pertinente, la realización de <text:span text:style-name="T11">actividades adicionales de farmacovigilancia </text:span>o minimización de riesgos que apliquen al caso, esto durante la etapa de poscomercialización, y que tendrá como objetivo, ampliar y favorecer el conocimiento de la molécula y el medicamento.<text:span text:style-name="T6"/></text:p>
      <text:p text:style-name="P11"><text:span text:style-name="T6">2. Cuando deben actualizar el PGR</text:span><text:span text:style-name="T6"/></text:p>
      <text:p text:style-name="P11"><text:span text:style-name="T1">Cuando se presenten las siguientes </text:span><text:span text:style-name="T7">modificaciones relevantes:</text:span><text:span text:style-name="T1"/></text:p>
      <text:p text:style-name="P11"><text:span text:style-name="T1">• </text:span><text:span text:style-name="T8">Nuevos riesgos </text:span><text:span text:style-name="T1">importantes identificados o potenciales, o bien cambios importantes o </text:span><text:span text:style-name="T8">eliminación de un problema de seguridad.</text:span><text:span text:style-name="T1"/></text:p>
      <text:p text:style-name="P12"><text:span text:style-name="T1">• Inclusión o </text:span><text:span text:style-name="T9">eliminación</text:span><text:span text:style-name="T1"> de </text:span><text:span text:style-name="T8">medidas de minimización de riesgos</text:span><text:span text:style-name="T1"> adicionales o </text:span><text:span text:style-name="T8">actividades adicionales</text:span><text:span text:style-name="T1">.</text:span><text:span text:style-name="T1"/></text:p>
      <text:p text:style-name="P11">• Cambios importantes en el plan de farmacovigilancia (por ejemplo, <text:span text:style-name="T13">adición de nuevos estudios o finalización de estudios en curso</text:span>).<text:span text:style-name="T1"/></text:p>
      <text:p text:style-name="P11"><text:span text:style-name="T11">Nota:</text:span> Cuando en la revisión por parte del titular no se identifique impacto en la información de seguridad el balance riesgo beneficio y/o se traten solo de cambios administrativos, no se someterá actualización del plan de gestión de riesgos.<text:span text:style-name="T1"/></text:p>
      <text:p text:style-name="P11"><text:span text:style-name="T12">3. Resumen del PGR para publicar</text:span><text:span text:style-name="T12"/></text:p>
      <text:p text:style-name="P15">Debe contener la siguiente información:</text:p>
      <text:p text:style-name="P13">• El medicamento y para qué está autorizado.</text:p>
      <text:p text:style-name="P13">• Resumen de preocupaciones de seguridad e información faltante.</text:p>
      <text:p text:style-name="P13">• Medidas de minimización de riesgos rutinarias y adicionales.</text:p>
      <text:p text:style-name="P13">• Actividades adicionales de farmacovigilancia.</text:p>
      <text:p text:style-name="P11"><text:span text:style-name="T12">4. Tramite Actualización de Planes de Gestión de Riesgo (PGR)</text:span><text:span text:style-name="T12"/></text:p>
      <table:table table:name="Table1" table:style-name="Table1">
        <table:table-column table:style-name="Table1.A"/>
        <table:table-column table:style-name="Table1.B"/>
        <table:table-row table:style-name="Table1.1">
          <table:table-cell table:style-name="Table1.A1" office:value-type="string">
            <text:p text:style-name="P19"><text:span text:style-name="T14">Código</text:span><text:span text:style-name="T14"/></text:p>
          </table:table-cell>
          <table:table-cell table:style-name="Table1.B1" office:value-type="string">
            <text:p text:style-name="P19"><text:span text:style-name="T14">Concepto</text:span><text:span text:style-name="T14"/></text:p>
          </table:table-cell>
        </table:table-row>
        <table:table-row table:style-name="Table1.1">
          <table:table-cell table:style-name="Table1.A2" office:value-type="string">
            <text:p text:style-name="P19"><text:span text:style-name="T15">4001-72</text:span><text:span text:style-name="T17"/></text:p>
          </table:table-cell>
          <table:table-cell table:style-name="Table1.B2" office:value-type="string">
            <text:p text:style-name="P20"><text:span text:style-name="T18">Actualización del Plan de Gestión de Riesgo (PGR) para Medicamentos de Síntesis Química y Productos Biológicos</text:span><text:span text:style-name="T17"/></text:p>
          </table:table-cell>
        </table:table-row>
      </table:table>
      <text:p text:style-name="P10"/>
      <text:p text:style-name="P11"><text:span text:style-name="T12">5. Aclaraciones adicionales</text:span><text:span text:style-name="T12"/></text:p>
      <text:p text:style-name="List_20_Bullet_20_3">➢ <text:span text:style-name="T19">¿El sometimiento del Plan De Gestión de Riesgo se realiza por expediente o se pueden incluir varios expedientes (con la misma información farmacológica y técnica) bajo un mismo sometimiento?</text:span><text:line-break/>Para el sometimiento de Actualización de Planes de Gestión de Riesgo para el mismo producto diferente concentración donde se comparte la información farmacológica se puede realizar en un solo sometimiento mediante el trámite 4001 -72 Actualización del Plan de Gestión del Riesgo adjuntando el formato de evaluación, el PGR a Actualizar y el Resumen del PGR para publicar de acuerdo con el artículo 10 de la Resolución 213 de 2022.<text:span text:style-name="T1"/></text:p>
      <text:p text:style-name="P6"><text:tab/>Se recomienda detallar en el formato mencionado las diferentes concentraciones que existan para el producto.</text:p>
      <text:p text:style-name="List_20_Bullet_20_3">➢ <text:span text:style-name="T19">¿Toda actualización o sometimiento de PGR tiene que ser realizada en idioma español?</text:span></text:p>
      <text:p text:style-name="List_20_Bullet_20_3"><text:tab/>El resumen del PGR, documentos como: cuestionarios de seguimiento de reacciones adversas específicas, material educativo propuesto como medida de minimización de riesgo (MMR) adicionales de aplicación local deben ser allegadas en español junto con el formato de solicitud de la actualización del Plan de Gestión de Riesgos (PGR).</text:p>
      <text:p text:style-name="List_20_Bullet_20_3">➢ <text:span text:style-name="T19">¿Qué es farmacovigilancia activa?</text:span></text:p>
      <text:p text:style-name="List_20_Bullet_20_3"><text:tab/>La vigilancia activa, a diferencia de la vigilancia pasiva, busca determinar completamente el número de eventos adversos a través de un proceso continuo pre organizado. Un ejemplo de vigilancia activa es el seguimiento de pacientes tratados con un medicamento en particular a través de un programa de gestión de riesgos. A los pacientes que surtan una receta para este medicamento se les puede solicitar que completen un breve formulario de encuesta y otorguen permiso para un contacto posterior. En general, es más factible obtener datos completos sobre informes de eventos adversos individuales a través de un sistema de vigilancia activa que a través de un sistema de notificación pasiva.</text:p>
      <text:p text:style-name="List_20_Bullet_20_3">➢ <text:span text:style-name="T19">¿Qué actividades se consideran farmacovigilancia adicional?</text:span></text:p>
      <text:p text:style-name="List_20_Bullet_20_3"><text:tab/>Las actividades de farmacovigilancia adicionales son actividades de farmacovigilancia que no se consideran rutinarias. Pueden ser estudios no clínicos, ensayos clínicos o estudios no intervencionistas. Los ejemplos incluyen el seguimiento a largo plazo de pacientes de la población de ensayos clínicos o un estudio de cohorte para proporcionar una caracterización adicional de la seguridad a largo plazo del medicamento.</text:p>
      <text:p text:style-name="P11"><text:span text:style-name="T11">Nota: </text:span>Para dudas de definiciones remitirse a la Resolución 213 de febrero 2022 "Guía para la Elaboración de Planes de Gestión de Riesgo de Medicamentos de Síntesis Química con nuevos ingredientes farmacéuticos activos y medicamentos biológicos".</text:p>
      <text:p text:style-name="P12"><text:span text:style-name="T12">6. Donde puedo encontrar información sobre planes de gestión de riesgo (PGR)</text:span><text:span text:style-name="T12"/></text:p>
      <text:p text:style-name="P11">Ingresar a la página Web del Invima en la sección Medicamentos de síntesis química y biológica / Vigilancia / Programa Nacional de Farmacovigilancia / Planes de Gestión de Riesgo (PGR)</text:p>
      <text:p text:style-name="P16"><text:span text:style-name="T20">^ Planes de Gestión de Riesgo (PGR)</text:span><text:span text:style-name="T20"/></text:p>
      <text:p text:style-name="P17"><text:span text:style-name="T21">• </text:span><text:span text:style-name="T15">Presentación Mesa de trabajo 213 de 2022 (PGR)</text:span></text:p>
      <text:p text:style-name="P18">• <text:span text:style-name="T16">Planes de gestión de riesgo (PGR)</text:span></text:p>
      <text:p text:style-name="P18">• <text:span text:style-name="T16">Infografia Planes de Gestión de Riesgo (PGR)</text:span></text:p>
      <text:p text:style-name="P18">• <text:span text:style-name="T16">Publicación de Planes de Gestión de Riesgo (PGR)</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fals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fals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s" fo:country="AR" style:letter-kerning="false" style:font-name-asian="DejaVu Sans" style:font-family-asian="'DejaVu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1" style:list-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vima_20_1" style:display-name="Invima 1" style:family="paragraph" style:parent-style-name="Heading_20_6" style:default-outline-level="">
      <style:paragraph-properties fo:margin-left="0cm" fo:margin-right="0cm" fo:margin-top="0.109cm" fo:margin-bottom="0.25cm" style:contextual-spacing="false" fo:text-indent="0cm" style:auto-text-indent="false"/>
      <style:text-properties fo:color="#355269" loext:opacity="100%" style:font-name="Liberation Sans" fo:font-family="'Liberation Sans'" style:font-family-generic="roman" style:font-pitch="variable" fo:font-size="14pt" fo:font-style="normal" style:font-size-asian="14pt" style:font-style-asian="normal" style:font-size-complex="14pt" style:font-style-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rtada_20_1" style:display-name="Portada 1" style:family="paragraph" style:parent-style-name="Text_20_body">
      <style:paragraph-properties fo:text-align="start" style:justify-single-word="false" style:writing-mode="lr-tb"/>
      <style:text-properties fo:color="#355269" loext:opacity="100%" style:font-name="Times New Roman" fo:font-family="'Times New Roman'" style:font-family-generic="roman" style:font-pitch="variable" fo:font-size="36pt" style:font-size-asian="36pt" style:font-size-complex="36pt"/>
    </style:style>
    <style:style style:name="Portada_20_2" style:display-name="Portada 2" style:family="paragraph" style:parent-style-name="Text_20_body">
      <style:paragraph-properties fo:text-align="start" style:justify-single-word="false" style:writing-mode="lr-tb"/>
      <style:text-properties fo:color="#3465a4" loext:opacity="100%" style:font-name="Times New Roman" fo:font-family="'Times New Roman'" style:font-family-generic="roman" style:font-pitch="variable" fo:font-size="32pt" style:font-size-asian="32pt" style:font-size-complex="32pt"/>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writing-mode="lr-tb"/>
    </style:style>
    <style:style style:name="MP2" style:family="paragraph" style:parent-style-name="Preformatted_20_Text">
      <style:paragraph-properties fo:text-align="end" style:justify-single-word="false" style:writing-mode="lr-tb"/>
    </style:style>
    <style:style style:name="MP3" style:family="paragraph" style:parent-style-name="Preformatted_20_Text">
      <style:paragraph-properties fo:text-align="center" style:justify-single-word="false" style:writing-mode="lr-tb"/>
    </style:style>
    <style:style style:name="MP4" style:family="paragraph" style:parent-style-name="Preformatted_20_Text">
      <style:paragraph-properties fo:text-align="center" style:justify-single-word="false" style:writing-mode="lr-tb"/>
      <style:text-properties style:font-name="Times New Roman" fo:font-weight="bold" style:font-weight-asian="bold" style:font-weight-complex="bold"/>
    </style:style>
    <style:style style:name="MT1" style:family="text">
      <style:text-properties style:font-name="Times New Roman" fo:font-size="11pt" fo:font-weight="bold" style:font-size-asian="11pt" style:font-weight-asian="bold" style:font-size-complex="11pt" style:font-weight-complex="bold"/>
    </style:style>
    <style:style style:name="MT2" style:family="text">
      <style:text-properties style:font-name="Times New Roman" fo:font-weight="bold"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4cm" fo:margin-bottom="2cm" fo:margin-left="2cm" fo:margin-right="2cm" style:writing-mode="lr-tb" style:layout-grid-color="#c0c0c0" style:layout-grid-lines="10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704cm" fo:margin-left="0cm" fo:margin-right="0cm" fo:margin-bottom="3.605cm" style:dynamic-spacing="true"/>
      </style:header-style>
      <style:footer-style>
        <style:header-footer-properties fo:min-height="4.658cm" fo:margin-left="0cm" fo:margin-right="0cm" fo:margin-top="4.5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6.761cm" svg:height="2.415cm" draw:z-index="5"><draw:image xlink:href="Pictures/10000000000001340000006E677153F3A9340D91.png" xlink:type="simple" xlink:show="embed" xlink:actuate="onLoad" draw:mime-type="image/png"/></draw:frame></text:p>
        <text:p text:style-name="MP2"><text:span text:style-name="MT1">Versión: 1.0</text:span><text:span text:style-name="MT1"/></text:p>
        <text:p text:style-name="MP2"><text:span text:style-name="MT1">Fecha de elaboración: 1/11/2024</text:span><text:span text:style-name="MT1"/></text:p>
      </style:header>
      <style:footer>
        <text:p text:style-name="MP3"><text:span text:style-name="MT2">La información suministrada en estos documentos constituye simplemente un criterio orientador y no compromete la responsabilidad de la entidad, de conformidad al artículo 28 de la ley 1755 de 2015</text:span><text:span text:style-name="MT2"/></text:p>
        <text:p text:style-name="MP4"/>
        <text:p text:style-name="MP3"><draw:frame draw:style-name="Mfr1" draw:name="Image2" text:anchor-type="as-char" svg:width="13.467cm" svg:height="2.937cm" draw:z-index="11"><draw:image xlink:href="Pictures/10000000000001FD0000006F8F208F6BFDA02F99.png" xlink:type="simple" xlink:show="embed" xlink:actuate="onLoad" draw:mime-type="image/png"/></draw:frame><text:span text:style-name="MT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AR</dc:language>
    <dc:creator>Gabriel Torem</dc:creator>
    <dc:date>2024-12-07T11:34:37</dc:date>
    <meta:editing-cycles>9</meta:editing-cycles>
    <meta:editing-duration>PT3H37M</meta:editing-duration>
    <meta:generator>LibreOffice/7.4.7.2$Linux_X86_64 LibreOffice_project/40$Build-2</meta:generator>
    <meta:document-statistic meta:table-count="1" meta:image-count="2" meta:object-count="0" meta:page-count="6" meta:paragraph-count="58" meta:word-count="1134" meta:character-count="7500" meta:non-whitespace-character-count="6417"/>
    <meta:user-defined meta:name="AppVersion">15.0000</meta:user-defined>
  </office:meta>
</office:document-meta>
</file>